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P1" style:family="paragraph" style:parent-style-name="Standard">
      <style:paragraph-properties fo:text-align="center" style:justify-single-word="false"/>
      <style:text-properties fo:font-size="16pt" fo:language="fr" fo:country="FR" officeooo:rsid="001503ef" officeooo:paragraph-rsid="001503ef" style:font-size-asian="16pt" style:font-size-complex="16pt"/>
    </style:style>
    <style:style style:name="P2" style:family="paragraph" style:parent-style-name="Standard">
      <style:paragraph-properties fo:text-align="center" style:justify-single-word="false"/>
      <style:text-properties fo:font-size="16pt" fo:font-weight="bold" officeooo:rsid="002a6d14" officeooo:paragraph-rsid="002a6d14" style:font-size-asian="16pt" style:font-weight-asian="bold" style:font-size-complex="16pt" style:font-weight-complex="bold"/>
    </style:style>
    <style:style style:name="P3" style:family="paragraph" style:parent-style-name="Table_20_Contents">
      <style:paragraph-properties fo:line-height="115%" fo:text-align="justify" style:justify-single-word="false"/>
      <style:text-properties fo:font-size="12pt" officeooo:rsid="002ba2e0" officeooo:paragraph-rsid="002ba2e0" style:font-size-asian="12pt" style:font-size-complex="12pt"/>
    </style:style>
    <style:style style:name="P4" style:family="paragraph" style:parent-style-name="Table_20_Contents">
      <style:paragraph-properties fo:line-height="115%" fo:text-align="justify" style:justify-single-word="false"/>
      <style:text-properties fo:font-size="12pt" officeooo:rsid="002d3f98" officeooo:paragraph-rsid="002d3f98" style:font-size-asian="12pt" style:font-size-complex="12pt"/>
    </style:style>
    <style:style style:name="P5" style:family="paragraph" style:parent-style-name="Footer">
      <style:paragraph-properties fo:text-align="end" style:justify-single-word="false"/>
      <style:text-properties fo:font-style="italic" officeooo:rsid="0034d33a" officeooo:paragraph-rsid="0034d33a" style:font-style-asian="italic" style:font-style-complex="italic"/>
    </style:style>
    <style:style style:name="P6" style:family="paragraph" style:parent-style-name="Standard">
      <style:paragraph-properties fo:margin-left="1.251cm" fo:margin-right="0cm" fo:line-height="115%" fo:text-align="justify" style:justify-single-word="false" fo:text-indent="0cm" style:auto-text-indent="false"/>
      <style:text-properties fo:color="#2a6099" loext:opacity="100%" fo:font-size="12pt" officeooo:rsid="000aec64" officeooo:paragraph-rsid="000aec64" style:font-size-asian="12pt" style:font-size-complex="12pt"/>
    </style:style>
    <style:style style:name="P7" style:family="paragraph" style:parent-style-name="Standard">
      <style:paragraph-properties fo:margin-left="1.251cm" fo:margin-right="0cm" fo:line-height="115%" fo:text-align="justify" style:justify-single-word="false" fo:text-indent="0cm" style:auto-text-indent="false"/>
      <style:text-properties fo:color="#2a6099" loext:opacity="100%" fo:font-size="12pt" officeooo:rsid="000aec64" officeooo:paragraph-rsid="000d7b85" style:font-size-asian="12pt" style:font-size-complex="12pt"/>
    </style:style>
    <style:style style:name="P8" style:family="paragraph" style:parent-style-name="Standard">
      <style:paragraph-properties fo:margin-left="1.251cm" fo:margin-right="0cm" fo:line-height="115%" fo:text-align="justify" style:justify-single-word="false" fo:text-indent="0cm" style:auto-text-indent="false"/>
      <style:text-properties fo:color="#2a6099" loext:opacity="100%" fo:font-size="12pt" officeooo:rsid="000aec64" officeooo:paragraph-rsid="000e0823" style:font-size-asian="12pt" style:font-size-complex="12pt"/>
    </style:style>
    <style:style style:name="P9" style:family="paragraph" style:parent-style-name="Standard">
      <style:paragraph-properties fo:margin-left="1.251cm" fo:margin-right="0cm" fo:line-height="115%" fo:text-align="justify" style:justify-single-word="false" fo:text-indent="0cm" style:auto-text-indent="false"/>
      <style:text-properties fo:color="#2a6099" loext:opacity="100%" fo:font-size="12pt" officeooo:rsid="000b2948" officeooo:paragraph-rsid="000b2948" style:font-size-asian="12pt" style:font-size-complex="12pt"/>
    </style:style>
    <style:style style:name="P10" style:family="paragraph" style:parent-style-name="Standard">
      <style:paragraph-properties fo:margin-left="1.251cm" fo:margin-right="0cm" fo:line-height="115%" fo:text-align="justify" style:justify-single-word="false" fo:text-indent="0cm" style:auto-text-indent="false"/>
      <style:text-properties fo:color="#2a6099" loext:opacity="100%" fo:font-size="12pt" officeooo:rsid="000b2948" officeooo:paragraph-rsid="002d7d2c" style:font-size-asian="12pt" style:font-size-complex="12pt"/>
    </style:style>
    <style:style style:name="P11" style:family="paragraph" style:parent-style-name="Standard">
      <style:paragraph-properties fo:margin-left="1.251cm" fo:margin-right="0cm" fo:line-height="115%" fo:text-align="justify" style:justify-single-word="false" fo:text-indent="0cm" style:auto-text-indent="false"/>
      <style:text-properties fo:color="#2a6099" loext:opacity="100%" fo:font-size="12pt" officeooo:rsid="000b2948" officeooo:paragraph-rsid="000d7b85" style:font-size-asian="12pt" style:font-size-complex="12pt"/>
    </style:style>
    <style:style style:name="P12" style:family="paragraph" style:parent-style-name="Standard">
      <style:paragraph-properties fo:margin-left="1.251cm" fo:margin-right="0cm" fo:line-height="115%" fo:text-align="justify" style:justify-single-word="false" fo:text-indent="0cm" style:auto-text-indent="false"/>
      <style:text-properties fo:color="#2a6099" loext:opacity="100%" fo:font-size="12pt" officeooo:rsid="000ce5a5" officeooo:paragraph-rsid="002d7d2c" style:font-size-asian="12pt" style:font-size-complex="12pt"/>
    </style:style>
    <style:style style:name="P13" style:family="paragraph" style:parent-style-name="Standard">
      <style:paragraph-properties fo:margin-left="1.251cm" fo:margin-right="0cm" fo:line-height="115%" fo:text-align="justify" style:justify-single-word="false" fo:text-indent="0cm" style:auto-text-indent="false"/>
      <style:text-properties fo:color="#2a6099" loext:opacity="100%" fo:font-size="12pt" officeooo:rsid="000ce5a5" officeooo:paragraph-rsid="000e0823" style:font-size-asian="12pt" style:font-size-complex="12pt"/>
    </style:style>
    <style:style style:name="P14" style:family="paragraph" style:parent-style-name="Standard">
      <style:paragraph-properties fo:margin-left="1.251cm" fo:margin-right="0cm" fo:line-height="115%" fo:text-align="justify" style:justify-single-word="false" fo:text-indent="0cm" style:auto-text-indent="false"/>
      <style:text-properties fo:color="#2a6099" loext:opacity="100%" fo:font-size="12pt" officeooo:rsid="000ce5a5" officeooo:paragraph-rsid="000d7b85" style:font-size-asian="12pt" style:font-size-complex="12pt"/>
    </style:style>
    <style:style style:name="P15" style:family="paragraph" style:parent-style-name="Standard">
      <style:paragraph-properties fo:margin-left="1.251cm" fo:margin-right="0cm" fo:line-height="115%" fo:text-align="justify" style:justify-single-word="false" fo:text-indent="0cm" style:auto-text-indent="false"/>
      <style:text-properties fo:color="#2a6099" loext:opacity="100%" fo:font-size="12pt" officeooo:rsid="000d7b85" officeooo:paragraph-rsid="001341b5" style:font-size-asian="12pt" style:font-size-complex="12pt"/>
    </style:style>
    <style:style style:name="P16" style:family="paragraph" style:parent-style-name="Standard">
      <style:paragraph-properties fo:margin-left="1.251cm" fo:margin-right="0cm" fo:line-height="115%" fo:text-align="justify" style:justify-single-word="false" fo:text-indent="0cm" style:auto-text-indent="false"/>
      <style:text-properties fo:color="#2a6099" loext:opacity="100%" fo:font-size="12pt" officeooo:rsid="00095908" officeooo:paragraph-rsid="000d7b85" style:font-size-asian="12pt" style:font-size-complex="12pt"/>
    </style:style>
    <style:style style:name="P17" style:family="paragraph" style:parent-style-name="Standard">
      <style:paragraph-properties fo:margin-left="2.501cm" fo:margin-right="0cm" fo:line-height="115%" fo:text-align="justify" style:justify-single-word="false" fo:text-indent="0cm" style:auto-text-indent="false"/>
      <style:text-properties fo:color="#158466" loext:opacity="100%" fo:font-size="12pt" fo:font-style="italic" officeooo:rsid="000e0823" officeooo:paragraph-rsid="000e0823" style:font-size-asian="12pt" style:font-style-asian="italic" style:font-size-complex="12pt" style:font-style-complex="italic"/>
    </style:style>
    <style:style style:name="P18" style:family="paragraph" style:parent-style-name="Standard">
      <style:paragraph-properties fo:margin-left="2.501cm" fo:margin-right="0cm" fo:line-height="115%" fo:text-align="justify" style:justify-single-word="false" fo:text-indent="0cm" style:auto-text-indent="false"/>
      <style:text-properties fo:color="#158466" loext:opacity="100%" fo:font-size="12pt" fo:font-style="italic" officeooo:rsid="000f8003" officeooo:paragraph-rsid="000f8003" style:font-size-asian="12pt" style:font-style-asian="italic" style:font-size-complex="12pt" style:font-style-complex="italic"/>
    </style:style>
    <style:style style:name="P19" style:family="paragraph" style:parent-style-name="Standard">
      <style:paragraph-properties fo:margin-left="2.501cm" fo:margin-right="0cm" fo:line-height="115%" fo:text-align="justify" style:justify-single-word="false" fo:text-indent="0cm" style:auto-text-indent="false"/>
      <style:text-properties fo:color="#158466" loext:opacity="100%" fo:font-size="12pt" fo:font-style="italic" style:text-underline-style="solid" style:text-underline-width="auto" style:text-underline-color="font-color" officeooo:rsid="00136c3d" officeooo:paragraph-rsid="002d7d2c" style:font-size-asian="12pt" style:font-style-asian="italic" style:font-size-complex="12pt" style:font-style-complex="italic"/>
    </style:style>
    <style:style style:name="P20" style:family="paragraph" style:parent-style-name="Standard">
      <style:paragraph-properties fo:margin-left="2.501cm" fo:margin-right="0cm" fo:line-height="115%" fo:text-align="justify" style:justify-single-word="false" fo:text-indent="0cm" style:auto-text-indent="false"/>
      <style:text-properties fo:color="#158466" loext:opacity="100%" fo:font-size="12pt" fo:font-style="italic" style:text-underline-style="solid" style:text-underline-width="auto" style:text-underline-color="font-color" officeooo:rsid="0014bbde" officeooo:paragraph-rsid="002d7d2c" style:font-size-asian="12pt" style:font-style-asian="italic" style:font-size-complex="12pt" style:font-style-complex="italic"/>
    </style:style>
    <style:style style:name="P21" style:family="paragraph" style:parent-style-name="Standard">
      <style:paragraph-properties fo:margin-left="2.501cm" fo:margin-right="0cm" fo:line-height="115%" fo:text-align="justify" style:justify-single-word="false" fo:text-indent="0cm" style:auto-text-indent="false"/>
      <style:text-properties fo:color="#158466" loext:opacity="100%" fo:font-size="12pt" fo:font-style="italic" style:text-underline-style="solid" style:text-underline-width="auto" style:text-underline-color="font-color" officeooo:rsid="0014bbde" officeooo:paragraph-rsid="0014bbde" style:font-size-asian="12pt" style:font-style-asian="italic" style:font-size-complex="12pt" style:font-style-complex="italic"/>
    </style:style>
    <style:style style:name="P22" style:family="paragraph" style:parent-style-name="Standard">
      <style:paragraph-properties fo:margin-left="2.501cm" fo:margin-right="0cm" fo:line-height="115%" fo:text-align="justify" style:justify-single-word="false" fo:text-indent="0cm" style:auto-text-indent="false"/>
      <style:text-properties fo:color="#158466" loext:opacity="100%" fo:font-size="12pt" fo:font-style="italic" style:text-underline-style="solid" style:text-underline-width="auto" style:text-underline-color="font-color" officeooo:rsid="0011228d" officeooo:paragraph-rsid="0011228d" style:font-size-asian="12pt" style:font-style-asian="italic" style:font-size-complex="12pt" style:font-style-complex="italic"/>
    </style:style>
    <style:style style:name="P23" style:family="paragraph" style:parent-style-name="Standard">
      <style:paragraph-properties fo:margin-left="2.501cm" fo:margin-right="0cm" fo:line-height="115%" fo:text-align="justify" style:justify-single-word="false" fo:text-indent="0cm" style:auto-text-indent="false"/>
      <style:text-properties fo:color="#158466" loext:opacity="100%" fo:font-size="12pt" fo:font-style="italic" style:text-underline-style="solid" style:text-underline-width="auto" style:text-underline-color="font-color" officeooo:rsid="00121fd6" officeooo:paragraph-rsid="00121fd6" style:font-size-asian="12pt" style:font-style-asian="italic" style:font-size-complex="12pt" style:font-style-complex="italic"/>
    </style:style>
    <style:style style:name="P24" style:family="paragraph" style:parent-style-name="Standard">
      <style:paragraph-properties fo:margin-left="2.501cm" fo:margin-right="0cm" fo:line-height="115%" fo:text-align="justify" style:justify-single-word="false" fo:text-indent="0cm" style:auto-text-indent="false"/>
      <style:text-properties fo:color="#158466" loext:opacity="100%" fo:font-size="12pt" officeooo:rsid="00136c3d" officeooo:paragraph-rsid="002d7d2c" style:font-size-asian="12pt" style:font-size-complex="12pt"/>
    </style:style>
    <style:style style:name="P25" style:family="paragraph" style:parent-style-name="Standard">
      <style:paragraph-properties fo:margin-left="2.501cm" fo:margin-right="0cm" fo:line-height="115%" fo:text-align="justify" style:justify-single-word="false" fo:text-indent="0cm" style:auto-text-indent="false"/>
      <style:text-properties fo:color="#158466" loext:opacity="100%" fo:font-size="12pt" officeooo:rsid="001341b5" officeooo:paragraph-rsid="001341b5" style:font-size-asian="12pt" style:font-size-complex="12pt"/>
    </style:style>
    <style:style style:name="P26" style:family="paragraph" style:parent-style-name="Standard">
      <style:paragraph-properties fo:margin-left="2.501cm" fo:margin-right="0cm" fo:line-height="115%" fo:text-align="justify" style:justify-single-word="false" fo:text-indent="0cm" style:auto-text-indent="false"/>
      <style:text-properties fo:color="#158466" loext:opacity="100%" fo:font-size="12pt" officeooo:rsid="001503ef" officeooo:paragraph-rsid="001503ef" style:font-size-asian="12pt" style:font-size-complex="12pt"/>
    </style:style>
    <style:style style:name="P27" style:family="paragraph" style:parent-style-name="Standard">
      <style:paragraph-properties fo:margin-left="3.752cm" fo:margin-right="0cm" fo:line-height="115%" fo:text-align="justify" style:justify-single-word="false" fo:text-indent="0cm" style:auto-text-indent="false"/>
      <style:text-properties fo:color="#bf0041" loext:opacity="100%" fo:font-size="12pt" fo:font-style="normal" officeooo:rsid="001a9b1a" officeooo:paragraph-rsid="001a9b1a" style:font-size-asian="12pt" style:font-style-asian="normal" style:font-size-complex="12pt" style:font-style-complex="normal"/>
    </style:style>
    <style:style style:name="P28" style:family="paragraph" style:parent-style-name="Standard">
      <style:paragraph-properties fo:margin-left="3.752cm" fo:margin-right="0cm" fo:line-height="115%" fo:text-align="justify" style:justify-single-word="false" fo:text-indent="0cm" style:auto-text-indent="false"/>
      <style:text-properties fo:color="#bf0041" loext:opacity="100%" fo:font-size="12pt" fo:font-style="normal" officeooo:rsid="00173b26" officeooo:paragraph-rsid="00173b26" style:font-size-asian="12pt" style:font-style-asian="normal" style:font-size-complex="12pt" style:font-style-complex="normal"/>
    </style:style>
    <style:style style:name="P29" style:family="paragraph" style:parent-style-name="Standard">
      <style:paragraph-properties fo:margin-left="3.752cm" fo:margin-right="0cm" fo:line-height="115%" fo:text-align="justify" style:justify-single-word="false" fo:text-indent="0cm" style:auto-text-indent="false"/>
      <style:text-properties fo:color="#bf0041" loext:opacity="100%" fo:font-size="12pt" fo:font-style="normal" officeooo:rsid="001c7041" officeooo:paragraph-rsid="001c7041" style:font-size-asian="12pt" style:font-style-asian="normal" style:font-size-complex="12pt" style:font-style-complex="normal"/>
    </style:style>
    <style:style style:name="P30" style:family="paragraph" style:parent-style-name="Standard">
      <style:paragraph-properties fo:margin-left="3.752cm" fo:margin-right="0cm" fo:line-height="115%" fo:text-align="justify" style:justify-single-word="false" fo:text-indent="0cm" style:auto-text-indent="false"/>
      <style:text-properties fo:color="#bf0041" loext:opacity="100%" fo:font-size="12pt" fo:font-style="normal" style:text-underline-style="solid" style:text-underline-width="auto" style:text-underline-color="font-color" officeooo:rsid="001a9b1a" officeooo:paragraph-rsid="002d7d2c" style:font-size-asian="12pt" style:font-style-asian="normal" style:font-size-complex="12pt" style:font-style-complex="normal"/>
    </style:style>
    <style:style style:name="P31" style:family="paragraph" style:parent-style-name="Standard">
      <style:paragraph-properties fo:margin-left="3.752cm" fo:margin-right="0cm" fo:line-height="115%" fo:text-align="justify" style:justify-single-word="false" fo:text-indent="0cm" style:auto-text-indent="false"/>
      <style:text-properties fo:color="#bf0041" loext:opacity="100%" fo:font-size="12pt" fo:font-style="normal" style:text-underline-style="solid" style:text-underline-width="auto" style:text-underline-color="font-color" officeooo:rsid="00167583" officeooo:paragraph-rsid="002d7d2c" style:font-size-asian="12pt" style:font-style-asian="normal" style:font-size-complex="12pt" style:font-style-complex="normal"/>
    </style:style>
    <style:style style:name="P32" style:family="paragraph" style:parent-style-name="Standard">
      <style:paragraph-properties fo:margin-left="3.752cm" fo:margin-right="0cm" fo:line-height="115%" fo:text-align="justify" style:justify-single-word="false" fo:text-indent="0cm" style:auto-text-indent="false"/>
      <style:text-properties fo:color="#bf0041" loext:opacity="100%" fo:font-size="12pt" fo:font-style="normal" style:text-underline-style="solid" style:text-underline-width="auto" style:text-underline-color="font-color" officeooo:rsid="00203779" officeooo:paragraph-rsid="002d7d2c" style:font-size-asian="12pt" style:font-style-asian="normal" style:font-size-complex="12pt" style:font-style-complex="normal"/>
    </style:style>
    <style:style style:name="P33" style:family="paragraph" style:parent-style-name="Standard">
      <style:paragraph-properties fo:margin-left="3.752cm" fo:margin-right="0cm" fo:line-height="115%" fo:text-align="justify" style:justify-single-word="false" fo:text-indent="0cm" style:auto-text-indent="false"/>
      <style:text-properties fo:color="#bf0041" loext:opacity="100%" fo:font-size="12pt" fo:font-style="normal" style:text-underline-style="solid" style:text-underline-width="auto" style:text-underline-color="font-color" officeooo:rsid="0019c7fc" officeooo:paragraph-rsid="0019c7fc" style:font-size-asian="12pt" style:font-style-asian="normal" style:font-size-complex="12pt" style:font-style-complex="normal"/>
    </style:style>
    <style:style style:name="P34" style:family="paragraph" style:parent-style-name="Standard">
      <style:paragraph-properties fo:margin-left="3.752cm" fo:margin-right="0cm" fo:line-height="115%" fo:text-align="justify" style:justify-single-word="false" fo:text-indent="0cm" style:auto-text-indent="false"/>
      <style:text-properties fo:color="#bf0041" loext:opacity="100%" fo:font-size="12pt" fo:font-style="normal" style:text-underline-style="solid" style:text-underline-width="auto" style:text-underline-color="font-color" officeooo:rsid="001a5d2b" officeooo:paragraph-rsid="001a5d2b" style:font-size-asian="12pt" style:font-style-asian="normal" style:font-size-complex="12pt" style:font-style-complex="normal"/>
    </style:style>
    <style:style style:name="P35" style:family="paragraph" style:parent-style-name="Standard">
      <style:paragraph-properties fo:margin-left="3.752cm" fo:margin-right="0cm" fo:line-height="115%" fo:text-align="justify" style:justify-single-word="false" fo:text-indent="0cm" style:auto-text-indent="false"/>
      <style:text-properties fo:color="#bf0041" loext:opacity="100%" fo:font-size="12pt" fo:font-style="normal" style:text-underline-style="solid" style:text-underline-width="auto" style:text-underline-color="font-color" officeooo:rsid="001a5d2b" officeooo:paragraph-rsid="001e67dc" style:font-size-asian="12pt" style:font-style-asian="normal" style:font-size-complex="12pt" style:font-style-complex="normal"/>
    </style:style>
    <style:style style:name="P36" style:family="paragraph" style:parent-style-name="Standard">
      <style:paragraph-properties fo:margin-left="3.752cm" fo:margin-right="0cm" fo:line-height="115%" fo:text-align="justify" style:justify-single-word="false" fo:text-indent="0cm" style:auto-text-indent="false"/>
      <style:text-properties fo:color="#bf0041" loext:opacity="100%" fo:font-size="12pt" fo:font-style="normal" style:text-underline-style="solid" style:text-underline-width="auto" style:text-underline-color="font-color" officeooo:rsid="001e67dc" officeooo:paragraph-rsid="001e67dc" style:font-size-asian="12pt" style:font-style-asian="normal" style:font-size-complex="12pt" style:font-style-complex="normal"/>
    </style:style>
    <style:style style:name="P37" style:family="paragraph" style:parent-style-name="Standard">
      <style:paragraph-properties fo:margin-left="3.752cm" fo:margin-right="0cm" fo:line-height="115%" fo:text-align="justify" style:justify-single-word="false" fo:text-indent="0cm" style:auto-text-indent="false"/>
      <style:text-properties fo:color="#bf0041" loext:opacity="100%" fo:font-size="12pt" fo:font-style="normal" style:text-underline-style="solid" style:text-underline-width="auto" style:text-underline-color="font-color" officeooo:rsid="0022d7f7" officeooo:paragraph-rsid="0022d7f7" style:font-size-asian="12pt" style:font-style-asian="normal" style:font-size-complex="12pt" style:font-style-complex="normal"/>
    </style:style>
    <style:style style:name="P38" style:family="paragraph" style:parent-style-name="Standard">
      <style:paragraph-properties fo:margin-left="3.752cm" fo:margin-right="0cm" fo:line-height="115%" fo:text-align="justify" style:justify-single-word="false" fo:text-indent="0cm" style:auto-text-indent="false"/>
      <style:text-properties fo:color="#bf0041" loext:opacity="100%" fo:font-size="12pt" fo:font-style="normal" style:text-underline-style="none" officeooo:rsid="00167583" officeooo:paragraph-rsid="002d7d2c" style:font-size-asian="12pt" style:font-style-asian="normal" style:font-size-complex="12pt" style:font-style-complex="normal"/>
    </style:style>
    <style:style style:name="P39" style:family="paragraph" style:parent-style-name="Standard">
      <style:paragraph-properties fo:margin-left="3.752cm" fo:margin-right="0cm" fo:line-height="115%" fo:text-align="justify" style:justify-single-word="false" fo:text-indent="0cm" style:auto-text-indent="false"/>
      <style:text-properties fo:color="#bf0041" loext:opacity="100%" fo:font-size="12pt" fo:font-style="normal" style:text-underline-style="none" officeooo:rsid="0019c7fc" officeooo:paragraph-rsid="0019c7fc" style:font-size-asian="12pt" style:font-style-asian="normal" style:font-size-complex="12pt" style:font-style-complex="normal"/>
    </style:style>
    <style:style style:name="P40" style:family="paragraph" style:parent-style-name="Standard">
      <style:paragraph-properties fo:margin-left="3.752cm" fo:margin-right="0cm" fo:line-height="115%" fo:text-align="justify" style:justify-single-word="false" fo:text-indent="0cm" style:auto-text-indent="false"/>
      <style:text-properties fo:color="#bf0041" loext:opacity="100%" fo:font-size="12pt" officeooo:rsid="0022d7f7" officeooo:paragraph-rsid="0022d7f7" style:font-size-asian="12pt" style:font-size-complex="12pt"/>
    </style:style>
    <style:style style:name="P41" style:family="paragraph" style:parent-style-name="Standard">
      <style:paragraph-properties fo:line-height="115%" fo:text-align="justify" style:justify-single-word="false"/>
      <style:text-properties fo:color="#ff0000" loext:opacity="100%" fo:font-size="12pt" officeooo:rsid="000e0823" officeooo:paragraph-rsid="002586bc" style:font-size-asian="12pt" style:font-size-complex="12pt"/>
    </style:style>
    <style:style style:name="P42" style:family="paragraph" style:parent-style-name="Standard">
      <style:paragraph-properties fo:margin-left="0cm" fo:margin-right="0cm" fo:line-height="115%" fo:text-align="justify" style:justify-single-word="false" fo:text-indent="0cm" style:auto-text-indent="false" fo:break-before="page"/>
      <style:text-properties fo:color="#ff0000" loext:opacity="100%" fo:font-size="12pt" officeooo:rsid="000dd07f" officeooo:paragraph-rsid="000dd07f" style:font-size-asian="12pt" style:font-size-complex="12pt"/>
    </style:style>
    <style:style style:name="P43" style:family="paragraph" style:parent-style-name="Standard">
      <style:paragraph-properties fo:line-height="115%" fo:text-align="justify" style:justify-single-word="false"/>
      <style:text-properties fo:font-size="12pt" fo:font-weight="bold" officeooo:rsid="000e0823" officeooo:paragraph-rsid="000e0823" style:font-size-asian="12pt" style:font-weight-asian="bold" style:font-size-complex="12pt" style:font-weight-complex="bold"/>
    </style:style>
    <style:style style:name="P44" style:family="paragraph" style:parent-style-name="Standard">
      <style:paragraph-properties fo:line-height="115%" fo:text-align="justify" style:justify-single-word="false"/>
      <style:text-properties fo:font-size="12pt" fo:font-weight="normal" officeooo:rsid="002a6d14" officeooo:paragraph-rsid="002ad2eb" style:font-size-asian="12pt" style:font-weight-asian="normal" style:font-size-complex="12pt" style:font-weight-complex="normal"/>
    </style:style>
    <style:style style:name="P45" style:family="paragraph" style:parent-style-name="Standard">
      <style:paragraph-properties fo:line-height="115%" fo:text-align="justify" style:justify-single-word="false"/>
      <style:text-properties fo:font-size="12pt" fo:font-weight="normal" officeooo:rsid="002ad2eb" officeooo:paragraph-rsid="002ad2eb" style:font-size-asian="12pt" style:font-weight-asian="normal" style:font-size-complex="12pt" style:font-weight-complex="normal"/>
    </style:style>
    <style:style style:name="P46" style:family="paragraph" style:parent-style-name="Standard">
      <style:paragraph-properties fo:margin-left="0cm" fo:margin-right="0cm" fo:line-height="115%" fo:text-align="justify" style:justify-single-word="false" fo:text-indent="0cm" style:auto-text-indent="false"/>
      <style:text-properties fo:font-size="12pt" officeooo:rsid="000b2948" officeooo:paragraph-rsid="000b2948" style:font-size-asian="12pt" style:font-size-complex="12pt"/>
    </style:style>
    <style:style style:name="P47" style:family="paragraph" style:parent-style-name="Standard">
      <style:paragraph-properties fo:margin-left="0cm" fo:margin-right="0cm" fo:line-height="115%" fo:text-align="justify" style:justify-single-word="false" fo:text-indent="0cm" style:auto-text-indent="false" fo:break-before="page"/>
      <style:text-properties fo:font-size="12pt" officeooo:rsid="000ce5a5" officeooo:paragraph-rsid="002d7d2c" style:font-size-asian="12pt" style:font-size-complex="12pt"/>
    </style:style>
    <style:style style:name="P48" style:family="paragraph" style:parent-style-name="Standard">
      <style:paragraph-properties fo:margin-left="0cm" fo:margin-right="0cm" fo:line-height="115%" fo:text-align="justify" style:justify-single-word="false" fo:text-indent="0cm" style:auto-text-indent="false"/>
      <style:text-properties fo:font-size="12pt" officeooo:rsid="000d7b85" officeooo:paragraph-rsid="000d7b85" style:font-size-asian="12pt" style:font-size-complex="12pt"/>
    </style:style>
    <style:style style:name="P49" style:family="paragraph" style:parent-style-name="Standard">
      <style:paragraph-properties fo:margin-left="2.501cm" fo:margin-right="0cm" fo:line-height="115%" fo:text-align="justify" style:justify-single-word="false" fo:text-indent="0cm" style:auto-text-indent="false"/>
      <style:text-properties fo:font-size="12pt" fo:font-style="italic" style:text-underline-style="solid" style:text-underline-width="auto" style:text-underline-color="font-color" officeooo:rsid="00121fd6" officeooo:paragraph-rsid="00121fd6" style:font-size-asian="12pt" style:font-style-asian="italic" style:font-size-complex="12pt" style:font-style-complex="italic"/>
    </style:style>
    <style:style style:name="P50" style:family="paragraph" style:parent-style-name="Standard">
      <style:paragraph-properties fo:margin-left="3.752cm" fo:margin-right="0cm" fo:line-height="115%" fo:text-align="justify" style:justify-single-word="false" fo:text-indent="0cm" style:auto-text-indent="false"/>
      <style:text-properties fo:font-size="12pt" fo:font-style="normal" style:text-underline-style="none" officeooo:rsid="002586bc" officeooo:paragraph-rsid="0022d7f7" style:font-size-asian="12pt" style:font-style-asian="normal" style:font-size-complex="12pt" style:font-style-complex="normal"/>
    </style:style>
    <style:style style:name="P51" style:family="paragraph" style:parent-style-name="Standard">
      <style:paragraph-properties fo:margin-left="0cm" fo:margin-right="0cm" fo:line-height="115%" fo:text-align="justify" style:justify-single-word="false" fo:text-indent="0cm" style:auto-text-indent="false"/>
      <style:text-properties fo:font-size="12pt" fo:font-style="normal" style:text-underline-style="none" officeooo:rsid="002586bc" officeooo:paragraph-rsid="0022d7f7" style:font-size-asian="12pt" style:font-style-asian="normal" style:font-size-complex="12pt" style:font-style-complex="normal"/>
    </style:style>
    <style:style style:name="T1" style:family="text">
      <style:text-properties officeooo:rsid="000aec64"/>
    </style:style>
    <style:style style:name="T2" style:family="text">
      <style:text-properties officeooo:rsid="000ce5a5"/>
    </style:style>
    <style:style style:name="T3" style:family="text">
      <style:text-properties fo:font-style="italic" style:font-style-asian="italic" style:font-style-complex="italic"/>
    </style:style>
    <style:style style:name="T4" style:family="text">
      <style:text-properties fo:font-style="italic" officeooo:rsid="000e0823" style:font-style-asian="italic" style:font-style-complex="italic"/>
    </style:style>
    <style:style style:name="T5" style:family="text">
      <style:text-properties fo:font-style="italic" officeooo:rsid="001341b5" style:font-style-asian="italic" style:font-style-complex="italic"/>
    </style:style>
    <style:style style:name="T6" style:family="text">
      <style:text-properties fo:font-style="italic" officeooo:rsid="002b0ea0"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0dd07f" style:font-style-asian="italic" style:font-weight-asian="bold" style:font-style-complex="italic" style:font-weight-complex="bold"/>
    </style:style>
    <style:style style:name="T9" style:family="text">
      <style:text-properties fo:font-style="italic" fo:font-weight="bold" officeooo:rsid="000e0823" style:font-style-asian="italic" style:font-weight-asian="bold" style:font-style-complex="italic" style:font-weight-complex="bold"/>
    </style:style>
    <style:style style:name="T10" style:family="text">
      <style:text-properties fo:font-style="italic" fo:font-weight="bold" officeooo:rsid="001341b5" style:font-style-asian="italic" style:font-weight-asian="bold" style:font-style-complex="italic" style:font-weight-complex="bold"/>
    </style:style>
    <style:style style:name="T11" style:family="text">
      <style:text-properties fo:font-style="italic" fo:font-weight="bold" officeooo:rsid="000aec64" style:font-style-asian="italic" style:font-weight-asian="bold" style:font-style-complex="italic" style:font-weight-complex="bold"/>
    </style:style>
    <style:style style:name="T12" style:family="text">
      <style:text-properties fo:font-style="italic" style:text-underline-style="none" style:font-style-asian="italic" style:font-style-complex="italic"/>
    </style:style>
    <style:style style:name="T13" style:family="text">
      <style:text-properties fo:font-style="italic" style:text-underline-style="none" officeooo:rsid="00136c3d" style:font-style-asian="italic" style:font-style-complex="italic"/>
    </style:style>
    <style:style style:name="T14" style:family="text">
      <style:text-properties fo:font-style="italic" style:text-underline-style="none" officeooo:rsid="0022d7f7" style:font-style-asian="italic" style:font-style-complex="italic"/>
    </style:style>
    <style:style style:name="T15" style:family="text">
      <style:text-properties fo:font-style="italic" style:text-underline-style="solid" style:text-underline-width="auto" style:text-underline-color="font-color" style:font-style-asian="italic" style:font-style-complex="italic"/>
    </style:style>
    <style:style style:name="T16" style:family="text">
      <style:text-properties officeooo:rsid="000dd07f"/>
    </style:style>
    <style:style style:name="T17" style:family="text">
      <style:text-properties fo:font-weight="normal" officeooo:rsid="000dd07f" style:font-weight-asian="normal" style:font-weight-complex="normal"/>
    </style:style>
    <style:style style:name="T18" style:family="text">
      <style:text-properties fo:font-weight="normal" officeooo:rsid="000e0823" style:font-weight-asian="normal" style:font-weight-complex="normal"/>
    </style:style>
    <style:style style:name="T19" style:family="text">
      <style:text-properties fo:font-weight="bold" style:font-weight-asian="bold" style:font-weight-complex="bold"/>
    </style:style>
    <style:style style:name="T20" style:family="text">
      <style:text-properties fo:font-weight="bold" officeooo:rsid="000dd07f" style:font-weight-asian="bold" style:font-weight-complex="bold"/>
    </style:style>
    <style:style style:name="T21" style:family="text">
      <style:text-properties fo:font-weight="bold" officeooo:rsid="002a6d14" style:font-weight-asian="bold" style:font-weight-complex="bold"/>
    </style:style>
    <style:style style:name="T22" style:family="text">
      <style:text-properties fo:font-weight="bold" officeooo:rsid="002b0ea0" style:font-weight-asian="bold" style:font-weight-complex="bold"/>
    </style:style>
    <style:style style:name="T23" style:family="text">
      <style:text-properties fo:font-weight="bold" officeooo:rsid="0030d113" style:font-weight-asian="bold" style:font-weight-complex="bold"/>
    </style:style>
    <style:style style:name="T24" style:family="text">
      <style:text-properties fo:font-style="normal" style:font-style-asian="normal" style:font-style-complex="normal"/>
    </style:style>
    <style:style style:name="T25" style:family="text">
      <style:text-properties fo:font-style="normal" officeooo:rsid="001341b5" style:font-style-asian="normal" style:font-style-complex="normal"/>
    </style:style>
    <style:style style:name="T26" style:family="text">
      <style:text-properties fo:font-style="normal" fo:font-weight="normal" officeooo:rsid="000dd07f" style:font-style-asian="normal" style:font-weight-asian="normal" style:font-style-complex="normal" style:font-weight-complex="normal"/>
    </style:style>
    <style:style style:name="T27" style:family="text">
      <style:text-properties fo:font-style="normal" style:text-underline-style="none" style:font-style-asian="normal" style:font-style-complex="normal"/>
    </style:style>
    <style:style style:name="T28" style:family="text">
      <style:text-properties fo:font-style="normal" style:text-underline-style="none" officeooo:rsid="002586bc" style:font-style-asian="normal" style:font-style-complex="normal"/>
    </style:style>
    <style:style style:name="T29" style:family="text">
      <style:text-properties fo:font-style="normal" style:text-underline-style="solid" style:text-underline-width="auto" style:text-underline-color="font-color" style:font-style-asian="normal" style:font-style-complex="normal"/>
    </style:style>
    <style:style style:name="T30" style:family="text">
      <style:text-properties officeooo:rsid="000e0823"/>
    </style:style>
    <style:style style:name="T31" style:family="text">
      <style:text-properties officeooo:rsid="000f8003"/>
    </style:style>
    <style:style style:name="T32" style:family="text">
      <style:text-properties officeooo:rsid="0011228d"/>
    </style:style>
    <style:style style:name="T33" style:family="text">
      <style:text-properties style:text-underline-style="solid" style:text-underline-width="auto" style:text-underline-color="font-color"/>
    </style:style>
    <style:style style:name="T34" style:family="text">
      <style:text-properties style:text-underline-style="none"/>
    </style:style>
    <style:style style:name="T35" style:family="text">
      <style:text-properties style:text-underline-style="none" officeooo:rsid="00121fd6"/>
    </style:style>
    <style:style style:name="T36" style:family="text">
      <style:text-properties style:text-underline-style="none" officeooo:rsid="001341b5"/>
    </style:style>
    <style:style style:name="T37" style:family="text">
      <style:text-properties style:text-underline-style="none" officeooo:rsid="0014bbde"/>
    </style:style>
    <style:style style:name="T38" style:family="text">
      <style:text-properties style:text-underline-style="none" officeooo:rsid="001503ef"/>
    </style:style>
    <style:style style:name="T39" style:family="text">
      <style:text-properties style:text-underline-style="none" officeooo:rsid="001a9b1a"/>
    </style:style>
    <style:style style:name="T40" style:family="text">
      <style:text-properties style:text-underline-style="none" officeooo:rsid="001c7041"/>
    </style:style>
    <style:style style:name="T41" style:family="text">
      <style:text-properties style:text-underline-style="none" officeooo:rsid="001e67dc"/>
    </style:style>
    <style:style style:name="T42" style:family="text">
      <style:text-properties style:text-underline-style="none" officeooo:rsid="00203779"/>
    </style:style>
    <style:style style:name="T43" style:family="text">
      <style:text-properties style:text-underline-style="none" officeooo:rsid="0022d7f7"/>
    </style:style>
    <style:style style:name="T44" style:family="text">
      <style:text-properties style:text-underline-style="none" officeooo:rsid="002586bc"/>
    </style:style>
    <style:style style:name="T45" style:family="text">
      <style:text-properties style:text-underline-style="none" officeooo:rsid="002586ff"/>
    </style:style>
    <style:style style:name="T46" style:family="text">
      <style:text-properties style:text-underline-style="none" officeooo:rsid="002ba2e0"/>
    </style:style>
    <style:style style:name="T47" style:family="text">
      <style:text-properties style:text-underline-style="none" officeooo:rsid="002d7d2c"/>
    </style:style>
    <style:style style:name="T48" style:family="text">
      <style:text-properties officeooo:rsid="00121fd6"/>
    </style:style>
    <style:style style:name="T49" style:family="text">
      <style:text-properties officeooo:rsid="001341b5"/>
    </style:style>
    <style:style style:name="T50" style:family="text">
      <style:text-properties officeooo:rsid="00136c3d"/>
    </style:style>
    <style:style style:name="T51" style:family="text">
      <style:text-properties officeooo:rsid="0014bbde"/>
    </style:style>
    <style:style style:name="T52" style:family="text">
      <style:text-properties officeooo:rsid="001503ef"/>
    </style:style>
    <style:style style:name="T53" style:family="text">
      <style:text-properties officeooo:rsid="0019c7fc"/>
    </style:style>
    <style:style style:name="T54" style:family="text">
      <style:text-properties officeooo:rsid="002ad2eb"/>
    </style:style>
    <style:style style:name="T55" style:family="text">
      <style:text-properties officeooo:rsid="002b0ea0"/>
    </style:style>
    <style:style style:name="T56" style:family="text">
      <style:text-properties officeooo:rsid="002d6e7e"/>
    </style:style>
    <style:style style:name="T57" style:family="text">
      <style:text-properties officeooo:rsid="002eef9c"/>
    </style:style>
    <style:style style:name="T58" style:family="text">
      <style:text-properties officeooo:rsid="0030d113"/>
    </style:style>
    <style:style style:name="T59" style:family="text">
      <style:text-properties fo:color="#158466" loext:opacity="100%"/>
    </style:style>
    <style:style style:name="T60" style:family="text">
      <style:text-properties fo:color="#158466" loext:opacity="100%" style:text-underline-style="none"/>
    </style:style>
    <style:style style:name="T61" style:family="text">
      <style:text-properties fo:color="#158466" loext:opacity="100%" style:text-underline-style="none" officeooo:rsid="001341b5"/>
    </style:style>
    <style:style style:name="T62" style:family="text">
      <style:text-properties fo:color="#00a933" loext:opacity="100%" style:text-underline-style="solid" style:text-underline-width="auto" style:text-underline-color="font-color"/>
    </style:style>
    <style:style style:name="T63" style:family="text">
      <style:text-properties fo:color="#00a933" loext:opacity="100%" style:text-underline-style="none"/>
    </style:style>
    <style:style style:name="T64" style:family="text">
      <style:text-properties fo:color="#00a933" loext:opacity="100%" style:text-underline-style="none" officeooo:rsid="001c7041"/>
    </style:style>
    <style:style style:name="T65" style:family="text">
      <style:text-properties fo:color="#00a933" loext:opacity="100%" style:text-underline-style="none" officeooo:rsid="002586bc"/>
    </style:style>
    <style:style style:name="T66" style:family="text">
      <style:text-properties fo:color="#ff4000" loext:opacity="100%" style:text-underline-style="solid" style:text-underline-width="auto" style:text-underline-color="font-color"/>
    </style:style>
    <style:style style:name="T67" style:family="text">
      <style:text-properties fo:color="#ff4000" loext:opacity="100%" style:text-underline-style="none"/>
    </style:style>
    <style:style style:name="T68" style:family="text">
      <style:text-properties fo:color="#ff4000" loext:opacity="100%" style:text-underline-style="none" officeooo:rsid="001c7041"/>
    </style:style>
    <style:style style:name="T69" style:family="text">
      <style:text-properties fo:color="#ff4000" loext:opacity="100%" style:text-underline-style="none" officeooo:rsid="002586bc"/>
    </style:style>
    <style:style style:name="T70" style:family="text">
      <style:text-properties fo:color="#ff0000" loext:opacity="100%"/>
    </style:style>
    <style:style style:name="T71" style:family="text">
      <style:text-properties fo:color="#ff0000" loext:opacity="100%" fo:font-weight="bold" style:font-weight-asian="bold" style:font-weight-complex="bold"/>
    </style:style>
    <style:style style:name="T72" style:family="text">
      <style:text-properties fo:color="#ff0000" loext:opacity="100%" fo:font-weight="bold" officeooo:rsid="000e0823" style:font-weight-asian="bold" style:font-weight-complex="bold"/>
    </style:style>
    <style:style style:name="T73" style:family="text">
      <style:text-properties fo:color="#ff0000" loext:opacity="100%" officeooo:rsid="001503ef"/>
    </style:style>
    <style:style style:name="T74" style:family="text">
      <style:text-properties officeooo:rsid="0034d33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1">Quelques s</text:span><text:span text:style-name="T19">ophismes et paralogismes</text:span></text:p>
      <text:p text:style-name="P2">(et leurs parades)</text:p>
      <text:p text:style-name="P43"/>
      <text:p text:style-name="P43"/>
      <table:table table:name="Tableau1" table:style-name="Tableau1">
        <table:table-column table:style-name="Tableau1.A"/>
        <table:table-row>
          <table:table-cell table:style-name="Tableau1.A1" office:value-type="string">
            <text:p text:style-name="P44">Voici un ensemble non exhaustif de sophismes et de paralogismes : ce sont des façons invalides d’argumenter qui peuvent toutefois sembler convaincantes. Il est très important de les connaître pour plusieurs raisons : dans un contexte <text:span text:style-name="T19">philosophique</text:span> (où il s’agit de chercher la vérité), cela vous permettra de <text:span text:style-name="T3">déconstruire </text:span><text:span text:style-name="T24">certains arguments</text:span> pour <text:span text:style-name="T58">démêler</text:span> le vrai du faux ; dans un contexte <text:span text:style-name="T19">rhétorique</text:span> (où il s’agit de convaincre un auditoire), cela vous permettra <text:span text:style-name="T56">d’une part</text:span> de maîtriser des techniques de persuasion puissantes, <text:span text:style-name="T56">et d’autre part</text:span> <text:span text:style-name="T54">d’empêcher votre adversaire de les utiliser lui-même.</text:span></text:p>
            <text:p text:style-name="P45">Bien sûr, dans l’absolu chacune de ces techniques peut être parée en expliquant aussi clairement que possible ce que votre contradicteur est en train de faire, et pourquoi ce n’est pas une argumentation acceptable. C’est exclusivement ainsi qu’on procédera dans un contexte <text:span text:style-name="T19">philosophique</text:span>. Dans un contexte <text:span text:style-name="T19">rhétorique</text:span>, cependant, une telle façon de procéder serait trop lourde et manquerait de dynamisme. Vous <text:span text:style-name="T57">pourrez</text:span> donc <text:span text:style-name="T57">utiliser </text:span>avec profit les <text:span text:style-name="T19">parades rhétoriques</text:span> développées ici. <text:span text:style-name="T55">Dans la mesure où il s’agit de mettre en lumière le caractère absurde d’une argumentation, ces parades pourront souvent être réalisées soit sur un mode </text:span><text:span text:style-name="T22">sérieux</text:span><text:span text:style-name="T55"> (vous reprochez à votre contradicteur de manipuler son auditoire alors que la question est grave), soit sur un mode </text:span><text:span text:style-name="T22">humoristique</text:span><text:span text:style-name="T55"> (vous mettez les rieurs de votre côté - une technique d’une redoutable efficacité).</text:span></text:p>
          </table:table-cell>
        </table:table-row>
      </table:table>
      <text:p text:style-name="P43"/>
      <text:p text:style-name="P43"/>
      <text:p text:style-name="P41"><text:span text:style-name="T23">Manœuvres</text:span><text:span text:style-name="T19"> de détournement :</text:span> j’éloigne l’auditeur du véritable sujet du débat</text:p>
      <text:p text:style-name="P6">- <text:span text:style-name="T30">Sophisme de l’</text:span><text:span text:style-name="T9">h</text:span><text:span text:style-name="T7">omme de paille</text:span> : <text:span text:style-name="T30">je </text:span>déforme et caricature <text:span text:style-name="T30">l’</text:span>argument <text:span text:style-name="T30">de l’adversaire</text:span> pour le réfuter plus facilement</text:p>
      <text:p text:style-name="P17"><text:span text:style-name="T33">Ex :</text:span> « <text:span text:style-name="T31">Vous dites que vous êtes contre le nucléaire, mais il ne faut pas avoir peur du progrès technique »</text:span></text:p>
      <text:p text:style-name="P27"><text:span text:style-name="T33">Parade :</text:span><text:span text:style-name="T34"> </text:span><text:span text:style-name="T40">Acceptez la critique de la caricature (vous pouvez même pousser </text:span><text:span text:style-name="T44">encore </text:span><text:span text:style-name="T40">plus loin cette critique), et précisez bien que ce n’est pas votre thèse. Vous reprenez ensuite la main.</text:span></text:p>
      <text:p text:style-name="P9">- <text:span text:style-name="T9">Attaque a</text:span><text:span text:style-name="T7">d hominem</text:span> : <text:span text:style-name="T30">je </text:span>dénigre la <text:span text:style-name="T30">personne de mon contradicteur</text:span>, au lieu de critiquer les arguments eux-mêmes</text:p>
      <text:p text:style-name="P18"><text:span text:style-name="T33">Ex :</text:span> « <text:span text:style-name="T32">Les conseils éducatifs de Rousseau ne valent rien, puisqu’il a lui-même abandonné ses enfants »</text:span></text:p>
      <text:p text:style-name="P28"><text:span text:style-name="T33">Parade :</text:span> 1. Montre<text:span text:style-name="T54">z</text:span> que ce qui <text:span text:style-name="T3">semble</text:span> être une contradiction entre vos actes et vos paroles n’en est pas une.</text:p>
      <text:p text:style-name="P28">2. <text:span text:style-name="T53">Valorisez</text:span> <text:span text:style-name="T53">vos contradictions : elles signifient</text:span> que vous progressez.</text:p>
      <text:p text:style-name="P29">3. Quand <text:span text:style-name="T55">votre adversaire commence à vous attaquer sur votre personne, coupez-lui l’herbe sous le pied en vous critiquant vous-même de façon caricaturale et humoristique ; insistez alors sur la différence entre </text:span><text:span text:style-name="T6">qui vous êtes</text:span><text:span text:style-name="T55"> et </text:span><text:span text:style-name="T6">ce que vous dites</text:span><text:span text:style-name="T55">, et demandez-lui de répondre à vos arguments.</text:span></text:p>
      <text:p text:style-name="P46"/>
      <text:p text:style-name="P47"><text:span text:style-name="T72">Manipulation d</text:span><text:span text:style-name="T71">es émotions :</text:span></text:p>
      <text:p text:style-name="P12"><text:span text:style-name="T16">- La </text:span><text:span text:style-name="T17">peur</text:span><text:span text:style-name="T16"> (</text:span><text:span text:style-name="T7">Argumentum ad metum</text:span><text:span text:style-name="T16">)</text:span> : <text:span text:style-name="T50">j’</text:span>emporte l’adhésion de <text:span text:style-name="T50">mon</text:span> auditoire en jouant sur <text:span text:style-name="T50">ses craintes</text:span></text:p>
      <text:p text:style-name="P19">Ex :<text:span text:style-name="T34"> «Est-il </text:span><text:span text:style-name="T43">admissible</text:span><text:span text:style-name="T34"> d’interdire la peine de mort, alors qu</text:span><text:span text:style-name="T43">e chacun</text:span><text:span text:style-name="T34"> d’entre vous </text:span><text:span text:style-name="T43">sait parfaitement qu’il pourrait être victime de</text:span><text:span text:style-name="T34"> viol, d</text:span><text:span text:style-name="T43">e</text:span><text:span text:style-name="T34"> vol, </text:span><text:span text:style-name="T43">ou de</text:span><text:span text:style-name="T34"> meurtr</text:span><text:span text:style-name="T43">e</text:span><text:span text:style-name="T34">, </text:span><text:span text:style-name="T43">quand il rentrera chez lui ce soir</text:span><text:span text:style-name="T34"> ? »</text:span></text:p>
      <text:p text:style-name="P30">Parade :<text:span text:style-name="T34"> Avec humour, caricaturez ces peurs en les amplifiant </text:span><text:span text:style-name="T44">à l’extrême</text:span><text:span text:style-name="T34">. Vous donnerez ainsi de votre adversaire l’image d’un craintif, </text:span><text:span text:style-name="T42">et vous mettrez les rieurs de votre côté</text:span><text:span text:style-name="T34">.</text:span></text:p>
      <text:p text:style-name="P12"><text:span text:style-name="T50">Un</text:span> cas particulier <text:span text:style-name="T50">est le</text:span> <text:span text:style-name="T9">sophisme de la p</text:span><text:span text:style-name="T11">ente glissante</text:span><text:span text:style-name="T1"> : je fais peur à mon auditoire en affirmant que tel phénomène aura nécessairement telles conséquences effroyables</text:span></text:p>
      <text:p text:style-name="P24"><text:span text:style-name="T15">Ex :</text:span><text:span text:style-name="T12"> « Dépénaliser le cannabis, d’accord, mais après ? Il faudra dépénaliser la cocaïne, et bientôt l’héroïne ! »</text:span></text:p>
      <text:p text:style-name="P10">- <text:span text:style-name="T30">Le </text:span><text:span text:style-name="T17">mépris</text:span><text:span text:style-name="T20"> </text:span><text:span text:style-name="T17">(</text:span><text:span text:style-name="T9">d</text:span><text:span text:style-name="T7">éshonneur par association</text:span><text:span text:style-name="T16">)</text:span> : <text:span text:style-name="T50">je discrédite l’</text:span>adversaire <text:span text:style-name="T50">en rapprochant</text:span> ses idées d’un personnage ignoble</text:p>
      <text:p text:style-name="P10"><text:span text:style-name="T33">Note :</text:span> le cas le plus répandu est la <text:span text:style-name="T3">reductio ad hitlerum</text:span> : <text:span text:style-name="T50">je </text:span>rapproche <text:span text:style-name="T50">mon</text:span> contradicteur d’Hitler ou du nazism<text:span text:style-name="T32">e</text:span></text:p>
      <text:p text:style-name="P19">Ex :<text:span text:style-name="T34"> « Vous proposez </text:span><text:span text:style-name="T37">à la future mère d’avorter quand son fœtus est porteur d’une maladie lourde</text:span><text:span text:style-name="T34"> ? Mais </text:span><text:span text:style-name="T37">ça revient à supprimer les individus les plus faibles, et c’est exactement ce que faisaient les nazis ! »</text:span></text:p>
      <text:p text:style-name="P31"><text:span text:style-name="T51">P</text:span>arades :<text:span text:style-name="T34"> 1. Avec humour, allez encore plus loin que votre adversaire dans l’association. « Oui, je suis </text:span><text:span text:style-name="T44">secrètement </text:span><text:span text:style-name="T34">nazi, et mon </text:span><text:span text:style-name="T44">véritable </text:span><text:span text:style-name="T34">projet est d’envahir la Pologne ! »</text:span></text:p>
      <text:p text:style-name="P38">2. Avec sérieux, rappelez à votre adversaire quelle a été la réalité historique dramatique du nazisme.</text:p>
      <text:p text:style-name="P10">- <text:span text:style-name="T30">La </text:span><text:span text:style-name="T17">pitié</text:span><text:span text:style-name="T20"> </text:span><text:span text:style-name="T17">(</text:span><text:span text:style-name="T9">a</text:span><text:span text:style-name="T7">ppel à la pitié</text:span><text:span text:style-name="T16">)</text:span> : apitoyer l<text:span text:style-name="T2">es auditeurs pour les mettre dans son camp</text:span></text:p>
      <text:p text:style-name="P20">Ex :<text:span text:style-name="T34"> « Regardez mon client ! </text:span><text:span text:style-name="T46">M. Balconi est u</text:span><text:span text:style-name="T34">n homme malade et âgé, délaissé par les siens </text:span><text:span text:style-name="T45">et maintenant traîné dans la boue</text:span><text:span text:style-name="T34"> ! </text:span><text:span text:style-name="T47">Ne pouvez-vous pas vous mettre</text:span><text:span text:style-name="T34"> un</text:span><text:span text:style-name="T47">e seconde</text:span><text:span text:style-name="T34"> à sa place ? »</text:span></text:p>
      <text:p text:style-name="P32">Parade :<text:span text:style-name="T34"> Avec humour, reprenez ce registre plaintif pour l’appliquer a des éléments qui ne peuvent absolument pas être plaints (« quel pauvre homme vraiment, lui qui a dû faire seul tout le chemin vers la Suisse pour y déposer ses millions ! »)</text:span></text:p>
      <text:p text:style-name="P42"><text:span text:style-name="T19">Sophismes de validation :</text:span> je ne <text:span text:style-name="T3">prouve</text:span><text:span text:style-name="T24"> pas ma proposition de façon logique, mais je m’appuie sur un élément extérieur à mon discours pour la justifier</text:span></text:p>
      <text:p text:style-name="P11">- <text:span text:style-name="T16">Je m’appuie sur la </text:span><text:span text:style-name="T17">tradition</text:span><text:span text:style-name="T16"> (</text:span><text:span text:style-name="T7">A</text:span><text:span text:style-name="T8">ppel à la tradition</text:span><text:span text:style-name="T16">)</text:span> : <text:span text:style-name="T74">c’</text:span>est bon parce qu<text:span text:style-name="T74">e c’</text:span>est ancien</text:p>
      <text:p text:style-name="P22">Ex :<text:span text:style-name="T34"> « </text:span><text:span text:style-name="T35">Le véganisme est une absurdité, parce que les hommes ont toujours mangé de la viande ».</text:span></text:p>
      <text:p text:style-name="P33"><text:span text:style-name="T48">P</text:span>arade :<text:span text:style-name="T34"> Poussez jusqu’à l’absurde : s’il fallait toujours répéter ce que nos </text:span><text:span text:style-name="T40">ancêtres</text:span><text:span text:style-name="T34"> ont dit ou fait, </text:span><text:span text:style-name="T42">nous serions en train de discuter dans une grotte en poussant des grognements ! Accepter de changer, c’est </text:span><text:span text:style-name="T44">se permettre de</text:span><text:span text:style-name="T42"> progresser.</text:span></text:p>
      <text:p text:style-name="P7">- <text:span text:style-name="T16">Je m’appuie sur la </text:span><text:span text:style-name="T26">nature</text:span><text:span text:style-name="T8"> </text:span><text:span text:style-name="T26">(</text:span><text:span text:style-name="T7">Appel à la nature</text:span><text:span text:style-name="T16">)</text:span> : affirmer qu’une chose est bonne parce qu’elle correspond à la nature</text:p>
      <text:p text:style-name="P23">Ex :<text:span text:style-name="T34"> « L’homosexualité est une chose mauvaise, parce qu’aucun animal n’est homosexuel »</text:span></text:p>
      <text:p text:style-name="P33">Parade :<text:span text:style-name="T34"> 1. Poussez l’argument à l’absurde : si tout ce qui est naturel est bon, cela signifie que la mort et la maladie sont bonnes, puisqu’elles sont naturelles !</text:span></text:p>
      <text:p text:style-name="P39">2. Ces arguments se fondent souvent sur une faible connaissance de la nature. Par exemple, il est parfaitement faux qu’aucun animal ne soit homosexuel.</text:p>
      <text:p text:style-name="P8">- <text:span text:style-name="T30">Je m’appuie sur un </text:span><text:span text:style-name="T18">cas particulier</text:span><text:span text:style-name="T30"> (</text:span><text:span text:style-name="T9">Généralisation abusive</text:span><text:span text:style-name="T4">)</text:span><text:span text:style-name="T30"> : je prends un cas concret (une anecdote personnelle, par exemple) et je lui donne une valeur de vérité générale</text:span></text:p>
      <text:p text:style-name="P49"><text:span text:style-name="T59">Ex :</text:span><text:span text:style-name="T60"> « On dit que la cigarette est mauvaise pour la santé, mais mon grand-père était fumeur et est mort à 95 ans. </text:span><text:span text:style-name="T34">»</text:span></text:p>
      <text:p text:style-name="P34">Parade :<text:span text:style-name="T34"> Opposer un exemple contraire suffit, </text:span><text:span text:style-name="T41">en rappelant qu’un exemple ne prouve jamais rien.</text:span><text:span text:style-name="T34"> </text:span><text:span text:style-name="T41">I</text:span><text:span text:style-name="T34">l faut ensuite reprendre la main en argumentant </text:span><text:span text:style-name="T41">de façon rigoureuse</text:span><text:span text:style-name="T34">.</text:span></text:p>
      <text:p text:style-name="P13">- <text:span text:style-name="T16">Je m’appuie sur une figure d’</text:span><text:span text:style-name="T17">autorité</text:span><text:span text:style-name="T20"> </text:span><text:span text:style-name="T17">(</text:span><text:span text:style-name="T7">Argument d’autorité</text:span><text:span text:style-name="T16">)</text:span> : <text:span text:style-name="T30">je </text:span>rép<text:span text:style-name="T30">è</text:span>te ce qu’a dit une personne <text:span text:style-name="T30">qui, étant donné son statut, doit forcément avoir raison</text:span></text:p>
      <text:p text:style-name="P49"><text:span text:style-name="T59">Ex :</text:span><text:span text:style-name="T60"> « </text:span><text:span text:style-name="T61">L’univers ne peut pas être en expansion, c’est Einstein lui-même qui l’a dit. </text:span><text:span text:style-name="T36">»</text:span></text:p>
      <text:p text:style-name="P35">Parade :<text:span text:style-name="T34"> </text:span><text:span text:style-name="T41">1. Un argument d’autorité n’est valable que si la personne dispose effectivement d’une compétence dans le domaine précis en question. Vérifiez d’abord cette condition.</text:span></text:p>
      <text:p text:style-name="P36"><text:span text:style-name="T34">2. Si c’est le cas, la réponse à la question fait-elle consensus chez les savants ? Si ce n’est pas le cas, vous pouvez opposer une autre figure d’autorité à celle qu’on vous impose.</text:span></text:p>
      <text:p text:style-name="P35"><text:span text:style-name="T41">3. </text:span><text:span text:style-name="T34">Trouvez un cas précis dans lequel il est clair que l’autorité </text:span><text:span text:style-name="T39">en question</text:span><text:span text:style-name="T34"> s’est trompée, et concluez qu’il ne peut pas faire absolument autorité.</text:span><text:span text:style-name="T41"> </text:span></text:p>
      <text:p text:style-name="P15"><text:span text:style-name="T49">L’argument d’autorité a un cas particulier, c’est l’appel au peuple (</text:span><text:span text:style-name="T10">ad populum</text:span><text:span text:style-name="T49">). Je dis que quelque chose est vrai ou bon parce que beaucoup de personnes y adhèrent. Ici, c’est le </text:span><text:span text:style-name="T5">nombre</text:span><text:span text:style-name="T25"> qui fait autorité, et non une compétence spécifique.</text:span></text:p>
      <text:p text:style-name="P25"><text:span text:style-name="T15">Ex :</text:span><text:span text:style-name="T12"> « L</text:span><text:span text:style-name="T13">es émissions de Cyril Hanouna ne sont pas si idiotes</text:span><text:span text:style-name="T12">, </text:span><text:span text:style-name="T13">j’en veux pour preuve leur énorme succès</text:span><text:span text:style-name="T12"> »</text:span></text:p>
      <text:p text:style-name="P34">Parade :<text:span text:style-name="T34"> </text:span><text:span text:style-name="T41">On peut se contenter de rappeler qu’au Moyen-Âge tout le monde pensait que la Terre était au centre de l’univers. </text:span><text:span text:style-name="T42">R</text:span><text:span text:style-name="T41">ien de plus commun que l’ignorance ; </text:span><text:span text:style-name="T42">c’est le</text:span><text:span text:style-name="T41"> savoir </text:span><text:span text:style-name="T42">qui</text:span><text:span text:style-name="T41"> est rare.</text:span></text:p>
      <text:p text:style-name="P48"><text:soft-page-break/><text:span text:style-name="T71">Paralogismes :</text:span><text:span text:style-name="T70"> </text:span><text:span text:style-name="T73">ils </text:span><text:span text:style-name="T70">semblent être des raisonnements, mais </text:span><text:span text:style-name="T73">n’en ont que l’apparence</text:span></text:p>
      <text:p text:style-name="P16">- <text:span text:style-name="T7">Faux dilemme</text:span><text:span text:style-name="T19"> </text:span>: <text:span text:style-name="T51">je dis qu’il est nécessaire de choisir entre deux solutions contraires, alors que d’autres existaient</text:span></text:p>
      <text:p text:style-name="P21">Ex :<text:span text:style-name="T34"> « Refuser le nucléaire ? Pourquoi pas. Mais alors, il n</text:span><text:span text:style-name="T47">ous faudra</text:span><text:span text:style-name="T34"> revenir à la bougie. »</text:span></text:p>
      <text:p text:style-name="P37">Parade :<text:span text:style-name="T34"> Expliquez en quoi cette technique est une manipulation. Insistez ensuite sur l’ensemble des solutions alternatives, que vous énumérerez avec calme et précision.</text:span></text:p>
      <text:p text:style-name="P14">- <text:span text:style-name="T7">Pétition de principe</text:span><text:span text:style-name="T19"> </text:span>: on appuie notre raisonnement sur une proposition qui n’a pas été démontrée</text:p>
      <text:p text:style-name="P21">Ex :<text:span text:style-name="T34"> « Si Dieu n'existait pas, il serait imparfait. </text:span><text:span text:style-name="T38">O</text:span><text:span text:style-name="T34">r Dieu est parfait, donc il existe. »</text:span></text:p>
      <text:p text:style-name="P37">Parade :<text:span text:style-name="T34"> Demandez à l’interlocuteur de prouver ce qui ne l’a pas été : vous ne pourrez pas admettre son argument tant que cette démonstration n’aura pas été faite. </text:span><text:span text:style-name="T44">Pris de court, votre contradicteur sera forcé de changer d’argument.</text:span></text:p>
      <text:p text:style-name="P14">- <text:span text:style-name="T7">Non sequitur</text:span> : <text:s/><text:span text:style-name="T52">le lien que j’établis entre ma conclusion et les prémisses n’est pas logique</text:span></text:p>
      <text:p text:style-name="P26"><text:span text:style-name="T15">Ex :</text:span><text:span text:style-name="T12"> « </text:span><text:span text:style-name="T14">Depuis les années 1950, l’immigration n’a fait qu’augmenter, et le taux de chômage aussi. Cela montre bien que l’immigration est responsable du chômage !</text:span><text:span text:style-name="T12"> »</text:span></text:p>
      <text:p text:style-name="P40"><text:span text:style-name="T29">Parade :</text:span><text:span text:style-name="T27"> Utilisez le même mode de raisonnement pour construire une conclusion absurde et amusante (ex : « depuis les années 1950, la consommation de </text:span><text:span text:style-name="T28">chips n’a fait elle aussi qu’augmenter. D’après vous, doit-on remercier les immigrés pour leur contribution à l’économie de la pomme de terre ? »)</text:span></text:p>
      <text:p text:style-name="P50"/>
      <text:p text:style-name="P50"/>
      <table:table table:name="Tableau2" table:style-name="Tableau2">
        <table:table-column table:style-name="Tableau2.A"/>
        <table:table-row>
          <table:table-cell table:style-name="Tableau2.A1" office:value-type="string">
            <text:p text:style-name="P3"><text:span text:style-name="T33">Pour aller plus loin :</text:span> <text:span text:style-name="T3">Manuel d’autodéfense intellectuelle</text:span>, de Sophie Mazet (8 €)</text:p>
            <text:p text:style-name="P3"><text:span text:style-name="T3">Petit cours d’autodéfense intellectuelle</text:span>, de Normand Baillargeon, illustrations de Charb (20 €)</text:p>
            <text:p text:style-name="P4"><text:span text:style-name="T3">Avoir raison avec Schopenhauer</text:span>, de Guillaume Prigent (3 €)</text:p>
          </table:table-cell>
        </table:table-row>
      </table:table>
      <text:p text:style-name="P5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tyle="italic" officeooo:rsid="0034d33a" officeooo:paragraph-rsid="0034d33a"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Quelques sophismes et paralogismes - <text:page-number text:select-page="current">2</text:page-number>/<text:page-count>4</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9-21T14:18:49.829000000</meta:creation-date>
    <dc:date>2023-03-09T22:07:17.398000000</dc:date>
    <meta:editing-duration>PT1H22M47S</meta:editing-duration>
    <meta:editing-cycles>17</meta:editing-cycles>
    <meta:generator>LibreOffice/7.4.4.2$Windows_X86_64 LibreOffice_project/85569322deea74ec9134968a29af2df5663baa21</meta:generator>
    <meta:document-statistic meta:table-count="2" meta:image-count="0" meta:object-count="0" meta:page-count="4" meta:paragraph-count="60" meta:word-count="1559" meta:character-count="9222" meta:non-whitespace-character-count="7721"/>
  </office:meta>
</office:document-meta>
</file>